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0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[-40..85]</text:p>
          </table:table-cell>
          <table:table-cell table:number-columns-repeated="2" table:style-name="ce4" office:value-type="string" calcext:value-type="string">
            <text:p>Temperatura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40 .. +85</text:p>
            <text:p>No delegado = -4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umedad</text:p>
          </table:table-cell>
          <table:table-cell table:style-name="ce4" office:value-type="string" calcext:value-type="string">
            <text:p>[0 .. 100] hPa</text:p>
          </table:table-cell>
          <table:table-cell table:number-columns-repeated="2" table:style-name="ce4" office:value-type="string" calcext:value-type="string">
            <text:p>Humedad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0 .. +1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[0..4] Expresado en 0.01 V = cV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3" office:value-type="string" calcext:value-type="string" table:number-columns-spanned="5" table:number-rows-spanned="1">
            <text:p>Descripción</text:p>
          </table:table-cell>
          <table:covered-table-cell table:style-name="ce13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7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7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7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7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3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4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[1 .. 254]</text:p>
          </table:table-cell>
          <table:table-cell office:value-type="string" calcext:value-type="string">
            <text:p>Periodo en minutos</text:p>
            <text:p>digital_output_4</text:p>
            <text:p>Debe llegar por el puerto 99</text:p>
            <text:p>Por defecto 30 minutos</text:p>
          </table:table-cell>
          <table:table-cell table:number-columns-repeated="1020"/>
        </table:table-row>
        <table:table-row table:style-name="ro4">
          <table:table-cell table:number-columns-repeated="2"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  <text:p>digital_output_5</text:p>
            <text:p>Debe llegar por el puerto 99</text:p>
            <text:p>060101FF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1:23:35.0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5-04T19:05:18.199000000</dc:date>
    <meta:editing-duration>P5DT9H41M21S</meta:editing-duration>
    <meta:editing-cycles>49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49" meta:object-count="0"/>
  </office:meta>
</office:document-meta>
</file>